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2769"/>
    </style:style>
    <style:style style:name="P2" style:family="paragraph" style:parent-style-name="Standard">
      <style:text-properties officeooo:rsid="00012769" officeooo:paragraph-rsid="00012769"/>
    </style:style>
    <style:style style:name="P3" style:family="paragraph" style:parent-style-name="Standard">
      <style:paragraph-properties fo:text-align="center" style:justify-single-word="false"/>
      <style:text-properties officeooo:rsid="00012769" officeooo:paragraph-rsid="00012769"/>
    </style:style>
    <style:style style:name="P4" style:family="paragraph" style:parent-style-name="Standard">
      <style:paragraph-properties fo:text-align="center" style:justify-single-word="false"/>
      <style:text-properties fo:font-size="40pt" officeooo:rsid="00012769" officeooo:paragraph-rsid="00012769" style:font-size-asian="40pt" style:font-size-complex="40pt"/>
    </style:style>
    <style:style style:name="P5" style:family="paragraph" style:parent-style-name="Standard">
      <style:paragraph-properties fo:text-align="center" style:justify-single-word="false"/>
      <style:text-properties fo:font-size="18pt" officeooo:rsid="00012769" officeooo:paragraph-rsid="00012769" style:font-size-asian="18pt" style:font-size-complex="18pt"/>
    </style:style>
    <style:style style:name="P6" style:family="paragraph" style:parent-style-name="Standard">
      <style:text-properties fo:color="#666666" officeooo:paragraph-rsid="00012769"/>
    </style:style>
    <style:style style:name="P7" style:family="paragraph" style:parent-style-name="Standard">
      <style:text-properties officeooo:rsid="000297d6" officeooo:paragraph-rsid="000297d6"/>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Harvest Games</text:p>
      <text:p text:style-name="P5">Cristina Martínez Alonso</text:p>
      <text:p text:style-name="P3">cris17martinez@hotmail.com</text:p>
      <text:p text:style-name="P2"/>
      <text:p text:style-name="P2"><text:span text:style-name="T1">GitHub:</text:span> <text:a xlink:type="simple" xlink:href="https://github.com/CrisMtnez/ProyectoDAM" text:style-name="Internet_20_link" text:visited-style-name="Visited_20_Internet_20_Link">https://github.com/CrisMtnez/ProyectoDAM</text:a></text:p>
      <text:p text:style-name="P2"/>
      <text:p text:style-name="P7"><text:span text:style-name="T1">Plataforma de destino:</text:span> escritorio Windows.</text:p>
      <text:p text:style-name="P7"/>
      <text:p text:style-name="P7">Descripción: </text:p>
      <text:p text:style-name="P2"/>
      <text:p text:style-name="P7">Tecnologías usadas:</text:p>
      <text:p text:style-name="P7"/>
      <text:p text:style-name="P7">Planificación:</text:p>
      <text:p text:style-name="P7"/>
      <text:p text:style-name="P7"/>
      <text:p text:style-name="P7"/>
      <text:p text:style-name="P7"/>
      <text:p text:style-name="P2"/>
      <text:p text:style-name="P6">Autor: Tu nombre, apellidos y email. </text:p>
      <text:p text:style-name="P6"/>
      <text:p text:style-name="P6">Nombre del iroyecto: Indica el nombre del videojuego/aplicación. </text:p>
      <text:p text:style-name="P6"/>
      <text:p text:style-name="P6">Se indica aquí también el enlace a GitHub para seguimiento y supervisión del proyecto por parte del profesor. </text:p>
      <text:p text:style-name="P1"/>
      <text:p text:style-name="P6">Plataaorma/s destno: Explica tpo de desarrollo y dónde se ejecutará: Servicio Unix, Escritorio iindows, Servidor iindows, Cliente Multplataforma, Móviles Android, etc... </text:p>
      <text:p text:style-name="P1"/>
      <text:p text:style-name="P1">Descriición Describe claramente qué hará la aplicación/videojuego. Aunque no expliques absolutamente todo, sí debe quedar claro como va a funcionar. No te preocupes si luego la idea evoluciona y este apartado cambia. Acompáñalo de un esquema sencillo de pantallas o navegación. </text:p>
      <text:p text:style-name="P1"/>
      <text:p text:style-name="P1">Tecnologías usadas: En este apartado debes indicar todas las tecnologías que pretendes usar: Ado, Asp, Multhilo, iPF, Linq, OpenCV, OpenGL, MonoGame,…. También plugins, y sofware a mayores <text:soft-page-break/>incluido IDE’s (sobre todo si no se usa Visual Studio). También incluye motores de bases de datos (MySql, Sqlite, Access…). Para cada elemento indicado es necesario especifcar versión usada. </text:p>
      <text:p text:style-name="P1"/>
      <text:p text:style-name="P1">Pasos (ilanifcación temioral). Explica cual consideras que será el orden lógico al crear tu proyecto. Se valorará realizar un diagrama de Gantt aunque sea sencillo para la temporalización del proyecto. Más información en: https://elnuevoempresario.com/glosario/diagramaddedgant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3-25T13:26:53.490000000</dc:date>
    <meta:editing-duration>PT10M53S</meta:editing-duration>
    <meta:editing-cycles>1</meta:editing-cycles>
    <meta:document-statistic meta:table-count="0" meta:image-count="0" meta:object-count="0" meta:page-count="2" meta:paragraph-count="15" meta:word-count="201" meta:character-count="1519" meta:non-whitespace-character-count="1325"/>
  </office:meta>
</office:document-meta>
</file>